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69dd"/>
    </style:style>
    <style:style style:name="P2" style:family="paragraph" style:parent-style-name="Text_20_body">
      <style:text-properties style:font-name="Arial" officeooo:paragraph-rsid="000c69dd"/>
    </style:style>
    <style:style style:name="P3" style:family="paragraph" style:parent-style-name="Text_20_body" style:list-style-name="L1">
      <style:text-properties style:font-name="Arial" officeooo:paragraph-rsid="000c69dd"/>
    </style:style>
    <style:style style:name="P4" style:family="paragraph" style:parent-style-name="Text_20_body">
      <style:paragraph-properties fo:text-align="justify" style:justify-single-word="false"/>
      <style:text-properties style:font-name="Arial" officeooo:paragraph-rsid="000c69dd"/>
    </style:style>
    <style:style style:name="T1" style:family="text"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Pato no tucupi: Conheça a origem do tradicional prato do Círio</text:p>
      <text:p text:style-name="P2"/>
      <text:p text:style-name="P2">Se existe um prato que representa bem a culinária paraense, este prato é o Pato no Tucupi. Considerado o “Prato do Círio de Nazaré”, a receita ganhou adeptos pelo Brasil inteiro. Historicamente, o tucupi era utilizado pelos indígenas para temperar qualquer tipo de carne, como por exemplo, aves, peixes e carne de animais.</text:p>
      <text:p text:style-name="P2">Com o passar dos anos, a receita foi se aprimorando, e hoje em dia, o pato no tucupi leva, também, o jambu. A tradição de colocar à mesa, no domingo do Círio, pratos típicos da culinária paraense, se deu com o intuito de reunir amigos e parentes para confraternizarem a quadra nazarena.</text:p>
      <text:p text:style-name="P2"><text:line-break/></text:p>
      <text:p text:style-name="P2">A Origem da Feijoada</text:p>
      <text:p text:style-name="P2"/>
      <text:p text:style-name="P2">A Origem</text:p>
      <text:p text:style-name="P2">No mundo da gastronomia existem várias hipóteses sobre o surgimento da feijoada. Uma das mais famosas diz que a feijoada que conhecemos teve sua origem no século XIX e já se tornou símbolo nacional na mesma época. Uma outra hipótese diz que o prato foi criado nas senzalas, pelos escravos, usando restos de comida dos nobres portugueses.</text:p>
      <text:p text:style-name="P2">O que podemos dizer com certeza é que a feijoada é uma variação de um prato bem antigo típico europeu, que tem como base a mistura de tipos diferentes de carne, com legumes e verduras, e varia de região em região. O “Cassoulet” na França, o tradicional cozido em Portugal, o “Casoeula” na Itália e o “Puchero” na Espanha são alguns exemplos dessa mistura.</text:p>
      <text:p text:style-name="P2">Os portugueses foram os responsáveis por trazer ao Brasil a técnica e a combinação do cozido com carnes, que com o passar do tempo e evolução dos costumes, teve o nosso feijão acrescentado.</text:p>
      <text:p text:style-name="P2">Falando especificamente desse último ingrediente, o feijão preto é de origem sul-americana e era parte da dieta dos índios nativos. Antes da chegada dos portugueses ao Brasil, já se conhecia na Europa diversas variedades de feijão, e era comum usá-lo no preparo de alguns pratos, como “Cassoulet” com o feijão branco.</text:p>
      <text:p text:style-name="P2">Resumindo: a feijoada não é essencialmente brasileira, e sim uma adaptação e “tupiniquinzação” da gastronomia européia.</text:p>
      <text:p text:style-name="P2">Os acompanhamentos como arroz, farofa, couve, laranja e torresmo foram sendo acrescentados ao prato com o passar do tempo.</text:p>
      <text:p text:style-name="P2"><text:soft-page-break/><text:line-break/>Curiosidades</text:p>
      <text:p text:style-name="P2">Por possuirmos uma culinária bastante regionalizada, existem algumas variações de feijoada dentro do próprio Brasil.</text:p>
      <text:p text:style-name="P2">Alguns estados usam o feijão mulatinho em vez do feijão preto, já outros preferem o uso da carne fresca ao invés das carnes maturadas (como a carne seca e carne de sol).</text:p>
      <text:p text:style-name="P2">Partes do porco, como o rabo, a orelha, a língua e o pé, também são comuns no preparo desse prato. Uma curiosidade é que essas partes, consideradas menos nobres por nós, na verdade eram bastante apreciadas pelos europeus.</text:p>
      <text:p text:style-name="P2">E você pensa que acabou por aí? Já existem diversas receitas de feijoada vegana, com linguiças vegetais, tofu defumado e legumes diversos. Existem pessoas que escolhem fazer a feijoada vegetariana por ser uma opção menos calórica também. Ao comer a feijoada vegetariana, o risco de ganhar barriga é menor e você fica sem aquele peso na consciência de ter comido além da conta, colocando em cheque sua dieta.</text:p>
      <text:p text:style-name="P2"><text:line-break/></text:p>
      <text:p text:style-name="P2">Acarajé</text:p>
      <text:p text:style-name="P2"/>
      <text:p text:style-name="P2">Origem do Acarajé</text:p>
      <text:p text:style-name="P1"><text:span text:style-name="T1">A palavra acarajé tem origem africana e quer dizer '</text:span><text:span text:style-name="Strong_20_Emphasis"><text:span text:style-name="T1">comer bola de fogo</text:span></text:span><text:span text:style-name="T1">' (akará, significa bola de fogo, e jé significa comer). O nome desse prato típico surgiu a partir de uma lenda de um casal</text:span><text:span text:style-name="Strong_20_Emphasis"><text:span text:style-name="T1"> Xangô</text:span></text:span><text:span text:style-name="T1"> (orixá dos raios, trovões, fogo e justiça) e sua esposa </text:span><text:span text:style-name="Strong_20_Emphasis"><text:span text:style-name="T1">Iansã</text:span></text:span><text:span text:style-name="T1">, uma deusa responsável pelos ventos e tempestades.</text:span></text:p>
      <text:p text:style-name="P2">A lenda diz que Iansã procurou Ifá, um oráculo africano, para buscar comida para o marido Xangô. O oráculo falou para a esposa que quando o marido comesse deveria contar para o povo. Ao partir, Iansã desconfiou e comeu antes de levar a ele, porém nada aconteceu. Quando chegou em casa, deu a comida a Xangô e disse as recomendações. Quando comeu foi contar ao povo e fogo saiu de sua boca. Iansã ficou nervosa e correu para ajudá-lo, mas de sua boca também saiu fogo e o povo começou a chamá-lo de grande rei de Oyó (do fogo).</text:p>
      <text:p text:style-name="P2"/>
      <text:p text:style-name="P1"><text:span text:style-name="T1">Assim, no candomblé, os </text:span><text:span text:style-name="Strong_20_Emphasis"><text:span text:style-name="T1">acarajés são feitos para orixás</text:span></text:span><text:span text:style-name="T1"> com algumas recomendações:</text:span></text:p>
      <text:list xml:id="list3737888869216969326" text:style-name="L1">
        <text:list-item>
          <text:p text:style-name="P3">- Fritos e com tamanhos específicos;</text:p>
        </text:list-item>
        <text:list-item>
          <text:p text:style-name="P3">- O primeiro bolinho sempre é ofertado à Exu;</text:p>
        </text:list-item>
        <text:list-item>
          <text:p text:style-name="P3">- Grandes e redondos devem ser ofertados à Xangô;</text:p>
        </text:list-item>
        <text:list-item>
          <text:p text:style-name="P3">- Pequenos ofertados para Iansã, obás (que são ministros de Xangô) e erês (agem como intermediários entre uma pessoa e o seu orixá).</text:p>
        </text:list-item>
      </text:list>
      <text:p text:style-name="P2"><text:soft-page-break/>Esses bolinhos possuem um vínculo forte com a religião. Para a venda do produto, é importante que a vendedora esteja com trajes específicos: fios de conta, traje, pulseiras, pano da costa, além de respeitar a comida e os dias dedicados aos deuses, e também seguir a forma tradicional de prepará-lo. No Rio de Janeiro, o acarajé é feito com azeite doce e pode ser oferecido aos deuses que não tem preferência pelo dendê.</text:p>
      <text:p text:style-name="P2">De acordo com as tradições, nas sextas não se deve cozinhar comidas de cor (temperadas), como aquelas feita com dendê para não desrespeitar Oxalá. Mesmo sendo vendido de maneira ‘profana’, o quitute ainda é sagrado para as baianas e portanto, sua receita deve ser mantida e preparada apenas por filhos de santo. Mas, alguns ainda contestam, afirmando que a comida não deveria ser feita apenas por pessoas do candomblé.</text:p>
      <text:p text:style-name="P2">Acarajé da Bahia</text:p>
      <text:p text:style-name="P1"><text:span text:style-name="T1">A </text:span><text:span text:style-name="Strong_20_Emphasis"><text:span text:style-name="T1">venda de acarajé</text:span></text:span><text:span text:style-name="T1"> se tornou tão popular, que a baiana do acarajé, em 2005 foi considerada patrimônio cultural do Brasil, através do IPHAN. A baiana, o preparo do alimento, bem como o uso de trajes e utensílios específicos tornaram-se um símbolo de Salvador (BA).</text:span></text:p>
      <text:p text:style-name="P2"><text:bookmark text:name="aswift_2_anchor"/><text:bookmark text:name="aswift_2_expand"/></text:p>
      <text:p text:style-name="P1"><text:span text:style-name="T1">Na Bahia, é um dos produtos mais vendidos nos tabuleiros das baianas. Os bolinhos são mais temperados, do que os ofertados aos orixás. A venda deles começou durante a escravidão dos negros no Brasil, onde as escravas de ganho, trabalhavam nas ruas vendendo quitutes. Atualmente, é vendido por mulheres com roupas brancas, saia bem rodada e turbante seguindo o ritual. Geralmente, no momento da venda, as baianas perguntam para o cliente se desejam </text:span><text:span text:style-name="Strong_20_Emphasis"><text:span text:style-name="T1">acarajé quente</text:span></text:span><text:span text:style-name="T1"> (apimentado) ou </text:span><text:span text:style-name="Strong_20_Emphasis"><text:span text:style-name="T1">frio</text:span></text:span><text:span text:style-name="T1"> (sem pimenta).</text:span></text:p>
      <text:p text:style-name="P2"/>
      <text:p text:style-name="P2">CARNE DE SOL: UMA HERANÇA EUROPEIA QUE VIROU COISA NOSSA!</text:p>
      <text:p text:style-name="P2"/>
      <text:p text:style-name="P2">Foram os portugueses, no século XVII, que introduziram a técnica de conservar alimentos por intermédio do uso do sal no Brasil. Os moradores do Nordeste costumavam utilizar a técnica para armazenar carne bovina e assim, criaram a Carne de Sol, alimento que continua sendo fabricado da mesma forma há¡ mais de 400 anos, de forma artesanal e embora a indústria alimentícia venha testando opções para a escala industrial.<text:line-break/>Não demorou muito para que o produto caísse nas graças do nordestino e ele se transformasse em um dos seus alimentos preferidos.<text:line-break/>Conhecida também como Carne de Vento e Carne do Sertão, ao contrário do que se pensa, ela não vai ao Sol! A carne é salgada e o produto passa por um processo de secagem em local coberto e bem ventilado.</text:p>
      <text:p text:style-name="P1"><text:span text:style-name="Strong_20_Emphasis"><text:span text:style-name="T1">Diferenças pelo Brasil afora.</text:span></text:span><text:span text:style-name="T1"><text:line-break/>Embora o consumo da Carne de Sol seja centrado no Norte e Nordeste, ela é apreciada em todo território Nacional. Mas, em tempo: não é a mesma coisa que a carne seca e o </text:span><text:soft-page-break/><text:span text:style-name="T1">charque. A diferença está¡ no manuseio e no processo. A Carne de Sol É mais úmida em relação às suas variações.  O ingrediente comum a todas elas é o sal, que desidrata a carne, evita a presença de parasitas que possam aderir durante a secagem e contém iodo, que protege a carne, conservando as proteínas.</text:span></text:p>
      <text:p text:style-name="P1"><text:span text:style-name="Strong_20_Emphasis"><text:span text:style-name="T1">Referências históricas</text:span></text:span><text:span text:style-name="T1"><text:line-break/>Luis da Câmara Cascudo, o mais importante pesquisador do folclore brasileiro, escreveu em seu livro A História da alimentação no Brasil: a secagem da carne pela exposição ao sol É pré-histórica e posterior à  exposição ao fogo. Foi por meio dele que o processo foi realizado pela primeira vez. Conta-se que, no Maranhão, a prática de secar peixe ao sol era normal, especialmente o moquém. Não há¡ indícios de que os Índios usavam a técnica, pois, eles preferiam alimentos frescos e assados nas fogueiras.<text:line-break/>Os portugueses secavam frutas e peixes e logo passaram a utilizar o mesmo sistema na carne bovina. A prática, iniciada no litoral, ajudava na conservação e na distribuição dos produtos para o interior do país.<text:line-break/>Segundo Pyrard de Laval, que visitou a Bahia em outubro de 1610, era impossível existir carnes mais gordas e tenras e de melhor sabor. Já Carl Friedrich Philipe Von Martius, importante antropólogo alemão que estudou o Brasil, declarou em 1818: que a carne cortada em tiras estreitas e esfregada com sal e seca ao sol É importante artigo de comércio dos portos de São Paulo e Rio Grande do Sul para os portos do Norte, sobretudo o Rio de Janeiro, Bahia, Pernambuco e Maranhão, onde como nome de Carne Seca do Sertão, paçoca ou carne charqueada, constitui uma parte principal da alimentação do brasileiro, em especial os escravos, aqui em uma referência à  variação da Carne de Sol.<text:line-break/>As referências históricas citam ainda a preferência pela Carne de Sol por todas as províncias Nordestinas, destacando sua importância na alimentação, em especial do sertanejo, que a apreciava mais do que a carne crua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2:00:30.196633955</meta:creation-date>
    <dc:title>Documento modelo</dc:title>
    <meta:editing-duration>PT48S</meta:editing-duration>
    <meta:editing-cycles>2</meta:editing-cycles>
    <meta:generator>LibreOffice/5.2.5.1$Linux_X86_64 LibreOffice_project/20m0$Build-1</meta:generator>
    <meta:initial-creator>SEEMG</meta:initial-creator>
    <dc:date>2019-12-10T12:01:18.807121631</dc:date>
    <dc:creator>SEEMG</dc:creator>
    <meta:document-statistic meta:table-count="0" meta:image-count="0" meta:object-count="0" meta:page-count="4" meta:paragraph-count="36" meta:word-count="1513" meta:character-count="8836" meta:non-whitespace-character-count="7355"/>
    <meta:template xlink:type="simple" xlink:actuate="onRequest" xlink:title="Documento modelo" xlink:href="../../.config/libreoffice/4/user/template/Documento%20modelo.ott" meta:date="2019-12-10T12:00:29.945490715"/>
  </office:meta>
</office:document-meta>
</file>